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c27" officeooo:paragraph-rsid="00038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ức năng app C adv:</text:p>
      <text:p text:style-name="P1">- Chọn file từ điển mình muốn sử dụng(chọn đúng hiện sucess sai hiện failed và bắt chọn lại, đồng thời cho biết đang chọn file nào) - khi chọn đúng hiện ra dòng “tìm kiếm”</text:p>
      <text:p text:style-name="P1">- Khi nhập chữ thì hệ thống sẽ tự động quét đồng thời đưa ra gợi ý. Mình có thể chọn từ gợi ý, khi chọn từ gợi ý thì những từ đc gợi ý bị mất</text:p>
      <text:p text:style-name="P1">- Enter hoặc bấm nút tìm kiếm để timf kiếm</text:p>
      <text:p text:style-name="P1">nếu k có hiện “no data”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3:23:50.147322373</meta:creation-date>
    <dc:date>2021-06-10T17:56:09.924757895</dc:date>
    <meta:editing-duration>PT51M59S</meta:editing-duration>
    <meta:editing-cycles>1</meta:editing-cycles>
    <meta:document-statistic meta:table-count="0" meta:image-count="0" meta:object-count="0" meta:page-count="1" meta:paragraph-count="5" meta:word-count="94" meta:character-count="397" meta:non-whitespace-character-count="308"/>
    <meta:generator>LibreOffice/6.4.7.2$Linux_X86_64 LibreOffice_project/40$Build-2</meta:generator>
  </office:meta>
</office:document-meta>
</file>